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2b2b2" draw:textarea-horizontal-align="justify" draw:textarea-vertical-align="middle" draw:auto-grow-height="false" fo:min-height="0.425cm" fo:min-width="0.175cm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0.901cm" fo:min-width="3.145cm"/>
    </style:style>
    <style:style style:name="gr3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484cm"/>
      <style:paragraph-properties style:writing-mode="lr-tb"/>
    </style:style>
    <style:style style:name="gr5" style:family="graphic" style:parent-style-name="standard">
      <style:graphic-properties svg:stroke-color="#000000" draw:fill-color="#dddddd" draw:textarea-horizontal-align="justify" draw:textarea-vertical-align="middle" draw:auto-grow-height="false" fo:min-height="1.037cm" fo:min-width="1.596cm"/>
    </style:style>
    <style:style style:name="gr6" style:family="graphic" style:parent-style-name="standard">
      <style:graphic-properties draw:stroke="none" svg:stroke-color="#000000" draw:fill="none" draw:fill-color="#ffffff" fo:min-height="0.49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88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101cm"/>
      <style:paragraph-properties style:writing-mode="lr-tb"/>
    </style:style>
    <style:style style:name="gr9" style:family="graphic" style:parent-style-name="standard">
      <style:graphic-properties svg:stroke-color="#000000" draw:fill-color="#dddddd" draw:textarea-horizontal-align="justify" draw:textarea-vertical-align="middle" draw:auto-grow-height="false" fo:min-height="1.224cm" fo:min-width="3.145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paragraph-properties style:writing-mode="lr-tb"/>
      <style:text-properties fo:font-size="7pt" style:font-size-asian="6pt" style:font-size-complex="6pt"/>
    </style:style>
    <style:style style:name="P6" style:family="paragraph">
      <style:text-properties fo:color="#2a6099" loext:opacity="100%" fo:font-size="10pt" fo:font-style="italic" fo:font-weight="bold"/>
    </style:style>
    <style:style style:name="P7" style:family="paragraph">
      <loext:graphic-properties draw:fill="none" draw:fill-color="#ffffff"/>
      <style:paragraph-properties style:writing-mode="lr-tb"/>
      <style:text-properties fo:color="#2a6099" loext:opacity="100%" loext:color-lum-mod="100%" loext:color-lum-off="0%" fo:font-size="10pt" fo:font-style="italic" fo:font-weight="bold" style:font-size-asian="6pt" style:font-size-complex="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7pt" style:font-size-asian="6pt" style:font-size-complex="6pt"/>
    </style:style>
    <style:style style:name="T3" style:family="text">
      <style:text-properties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53cm" svg:height="0.953cm" svg:x="3.916cm" svg:y="7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645cm" svg:height="1.151cm" svg:x="2.494cm" svg:y="3.335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349cm" svg:y1="5.668cm" svg:x2="4.349cm" svg:y2="4.504cm">
          <text:p/>
        </draw:line>
        <draw:frame draw:style-name="gr4" draw:text-style-name="P4" draw:layer="layout" svg:width="3.162cm" svg:height="0.734cm" svg:x="2.342cm" svg:y="3.435cm">
          <draw:text-box>
            <text:p><text:span text:style-name="T1">vars: ... <text:s text:c="15"/></text:span></text:p>
          </draw:text-box>
        </draw:frame>
        <draw:custom-shape draw:style-name="gr5" draw:text-style-name="P2" draw:layer="layout" svg:width="2.096cm" svg:height="1.287cm" svg:x="3.384cm" svg:y="5.639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444cm" svg:height="0.742cm" svg:x="2.635cm" svg:y="5.505cm">
          <draw:text-box>
            <text:p><text:span text:style-name="T2">let</text:span></text:p>
          </draw:text-box>
        </draw:frame>
        <draw:frame draw:style-name="gr7" draw:text-style-name="P5" draw:layer="layout" svg:width="1.917cm" svg:height="1.133cm" svg:x="3.258cm" svg:y="5.793cm">
          <draw:text-box>
            <text:p><text:span text:style-name="T2">u: E1</text:span></text:p>
            <text:p><text:span text:style-name="T2">v: E2</text:span></text:p>
          </draw:text-box>
        </draw:frame>
        <draw:frame draw:style-name="gr6" draw:text-style-name="P5" draw:layer="layout" svg:width="1.444cm" svg:height="0.742cm" svg:x="4.017cm" svg:y="7.344cm">
          <draw:text-box>
            <text:p><text:span text:style-name="T2">E3</text:span></text:p>
          </draw:text-box>
        </draw:frame>
        <draw:frame draw:style-name="gr6" draw:text-style-name="P5" draw:layer="layout" svg:width="1.444cm" svg:height="0.742cm" svg:x="2.235cm" svg:y="2.905cm">
          <draw:text-box>
            <text:p><text:span text:style-name="T2">lambda</text:span></text:p>
          </draw:text-box>
        </draw:frame>
        <draw:frame draw:style-name="gr8" draw:text-style-name="P7" draw:layer="layout" svg:width="5.198cm" svg:height="1.351cm" svg:x="1.952cm" svg:y="2.205cm">
          <draw:text-box>
            <text:p text:style-name="P6"><text:span text:style-name="T3">Sequential Interpretation</text:span></text:p>
          </draw:text-box>
        </draw:frame>
        <draw:frame draw:style-name="gr8" draw:text-style-name="P7" draw:layer="layout" svg:width="5.198cm" svg:height="1.351cm" svg:x="8.252cm" svg:y="2.206cm">
          <draw:text-box>
            <text:p text:style-name="P6"><text:span text:style-name="T3">Scanned Interpretation</text:span></text:p>
          </draw:text-box>
        </draw:frame>
        <draw:custom-shape draw:style-name="gr1" draw:text-style-name="P1" draw:layer="layout" svg:width="0.953cm" svg:height="0.953cm" svg:x="9.916cm" svg:y="5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3.645cm" svg:height="1.474cm" svg:x="8.594cm" svg:y="3.33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162cm" svg:height="1.205cm" svg:x="8.442cm" svg:y="3.436cm">
          <draw:text-box>
            <text:p><text:span text:style-name="T1">vars: ... </text:span></text:p>
            <text:p><text:span text:style-name="T1">u: E1</text:span></text:p>
            <text:p><text:span text:style-name="T1">v: E2 <text:s text:c="14"/></text:span></text:p>
          </draw:text-box>
        </draw:frame>
        <draw:frame draw:style-name="gr6" draw:text-style-name="P5" draw:layer="layout" svg:width="1.444cm" svg:height="0.742cm" svg:x="10.021cm" svg:y="5.238cm">
          <draw:text-box>
            <text:p><text:span text:style-name="T2">E3</text:span></text:p>
          </draw:text-box>
        </draw:frame>
        <draw:frame draw:style-name="gr6" draw:text-style-name="P5" draw:layer="layout" svg:width="1.444cm" svg:height="0.742cm" svg:x="8.335cm" svg:y="2.906cm">
          <draw:text-box>
            <text:p><text:span text:style-name="T2">lambda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2T16:54:07.524711213</meta:creation-date>
    <dc:date>2024-05-12T17:04:29.648098041</dc:date>
    <meta:editing-duration>PT10M22S</meta:editing-duration>
    <meta:editing-cycles>1</meta:editing-cycles>
    <meta:document-statistic meta:object-count="16"/>
    <meta:generator>LibreOffice/7.4.7.2$Linux_X86_64 LibreOffice_project/40$Build-2</meta:generator>
  </office:meta>
</office:document-meta>
</file>